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7pt" fo:font-weight="bold" style:font-size-asian="17pt" style:font-weight-asian="bold" style:font-name-complex="Times New Roman" style:font-size-complex="14pt"/>
    </style:style>
    <style:style style:name="P2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7" style:family="paragraph" style:parent-style-name="Standard">
      <style:paragraph-properties fo:margin-left="9.502cm" fo:margin-right="0cm" fo:text-indent="0.658cm" style:auto-text-indent="false"/>
    </style:style>
    <style:style style:name="P8" style:family="paragraph" style:parent-style-name="Standard" style:master-page-name="Standard">
      <style:paragraph-properties fo:text-align="end" style:justify-single-word="false" style:page-number="auto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1dac66" style:font-size-asian="14pt" style:font-name-complex="Times New Roman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3pt" style:font-size-asian="13pt" style:font-name-complex="Times New Roman" style:font-size-complex="12pt"/>
    </style:style>
    <style:style style:name="P11" style:family="paragraph" style:parent-style-name="Standard">
      <style:paragraph-properties fo:margin-left="3.251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left="1.501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1.251cm" fo:margin-right="0cm" fo:margin-top="0cm" fo:margin-bottom="0cm" style:contextual-spacing="false" fo:line-height="100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4" style:family="paragraph">
      <style:paragraph-properties style:writing-mode="lr-tb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1dac66" style:font-size-asian="12pt" style:font-name-complex="Times New Roman" style:font-size-complex="12pt"/>
    </style:style>
    <style:style style:name="T3" style:family="text">
      <style:text-properties style:font-name="Times New Roman" fo:font-size="12pt" style:font-size-asian="12pt" style:font-name-complex="Lucida Calligraphy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5" style:family="text">
      <style:text-properties style:font-name="Times New Roman" fo:font-size="12pt" fo:language="en" fo:country="US" officeooo:rsid="001dac66" style:font-size-asian="12pt" style:font-name-complex="Times New Roman" style:font-size-complex="12pt"/>
    </style:style>
    <style:style style:name="T6" style:family="text">
      <style:text-properties style:font-name="Times New Roman" fo:font-size="12pt" fo:language="en" fo:country="US" officeooo:rsid="001edae4" style:font-size-asian="12pt" style:font-name-complex="Times New Roman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9" style:family="text">
      <style:text-properties style:font-name="Lucida Calligraphy" fo:font-size="12pt" style:font-size-asian="12pt" style:font-name-complex="Lucida Calligraphy" style:font-size-complex="12pt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NOMOR : UIN.02/R.6/PP.01.1/<text:tab/><text:tab/>/201</text:span><text:span text:style-name="T6">4</text:span></text:p>
      <text:p text:style-name="P1">IJAZAH</text:p>
      <text:p text:style-name="P5">KEMENTERIAN AGAMA</text:p>
      <text:p text:style-name="P5">UNIVERSITAS ISLAM NEGERI SUNAN KALIJAGA</text:p>
      <text:p text:style-name="P5">YOGYAKARTA</text:p>
      <text:p text:style-name="P5"/>
      <text:p text:style-name="P3">dengan ini menyatakan bahwa :</text:p>
      <text:p text:style-name="P9">ESTU FARDANI</text:p>
      <text:p text:style-name="P7"><text:span text:style-name="T1">NIM : </text:span><text:span text:style-name="T4">0</text:span><text:span text:style-name="T5">9650004</text:span></text:p>
      <text:p text:style-name="P6"><text:span text:style-name="T1">lahir di <text:tab/><text:tab/></text:span><text:span text:style-name="T2">Tanjung Samak</text:span><text:span text:style-name="T1"><text:tab/><text:tab/><text:tab/>tanggal<text:tab/> <text:tab/><text:tab/></text:span><text:span text:style-name="T2">10</text:span><text:span text:style-name="T4"> </text:span><text:span text:style-name="T5">Mei</text:span><text:span text:style-name="T4"> 19</text:span><text:span text:style-name="T5">91</text:span><text:span text:style-name="T1"><text:tab/><text:tab/><text:tab/>telah menyelesaikan dengan baik</text:span><text:span text:style-name="T4"> </text:span><text:span text:style-name="T1">dan memenuhi segala syarat pendidikan Strata Satu Program Studi </text:span><text:span text:style-name="T3">Teknik Informatika</text:span><text:span text:style-name="T1"> pada Fakultas Sains dan Teknologi. Oleh sebab itu kepadanya diberikan gelar : </text:span></text:p>
      <text:p text:style-name="P10">SARJANA KOMPUTER (S.Kom.)</text:p>
      <text:p text:style-name="P2">Beserta segala hak dan kewajiban yang melekat pada gelar tersebut.</text:p>
      <text:p text:style-name="Standard"><text:span text:style-name="T1">Diberikan di </text:span><text:span text:style-name="T2">Y</text:span><text:span text:style-name="T3">ogyakarta</text:span><text:span text:style-name="T9"> </text:span><text:span text:style-name="T1">pada tanggal</text:span></text:p>
      <text:p text:style-name="P11"><draw:custom-shape text:anchor-type="char" draw:z-index="0" draw:style-name="gr1" draw:text-style-name="P14" svg:width="3.957cm" svg:height="4.135cm" svg:x="10.869cm" svg:y="0.109cm"><text:p/><draw:enhanced-geometry svg:viewBox="0 0 21600 21600" draw:type="rectangle" draw:enhanced-path="M 0 0 L 21600 0 21600 21600 0 21600 0 0 Z N"/></draw:custom-shape>DEKAN<text:tab/><text:tab/><text:tab/><text:tab/><text:tab/><text:tab/><text:tab/><text:tab/><text:tab/><text:tab/><text:tab/><text:tab/> <text:s text:c="4"/>REKTOR</text:p>
      <text:p text:style-name="P12">Fakultas Sains dan Teknologi<text:tab/><text:tab/><text:tab/><text:tab/></text:p>
      <text:p text:style-name="P2"/>
      <text:p text:style-name="P4"><text:span text:style-name="T7">Prof. Drs. H.AKH. MINHAJI, M.A., Ph.D.</text:span><text:span text:style-name="T8"><text:tab/></text:span><text:span text:style-name="T1"><text:tab/><text:tab/><text:tab/><text:tab/><text:tab/><text:tab/> <text:s text:c="11"/></text:span><text:span text:style-name="T7">Prof. Dr. H. MUSA ASY’ARIE</text:span></text:p>
      <text:p text:style-name="P13">NIP. 19580919 198603 1 002<text:tab/><text:tab/><text:tab/><text:tab/><text:tab/><text:tab/><text:tab/><text:tab/><text:tab/><text:tab/> <text:s text:c="2"/>NIP. 19511231 198003 1 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id" fo:country="ID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DejaVu Serif" fo:font-size="12pt" fo:language="id" fo:country="ID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2.54cm" fo:margin-left="2.54cm" fo:margin-right="3.697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ki</meta:initial-creator>
    <meta:creation-date>2002-04-09T15:24:00</meta:creation-date>
    <dc:creator>Estu Fardani</dc:creator>
    <dc:date>2014-04-06T19:07:53.920262774</dc:date>
    <meta:print-date>2012-10-19T14:22:00</meta:print-date>
    <meta:editing-cycles>5</meta:editing-cycles>
    <meta:editing-duration>PT1M</meta:editing-duration>
    <meta:generator>LibreOffice/4.1.4.2$Linux_X86_64 LibreOffice_project/410m0$Build-2</meta:generator>
    <meta:document-statistic meta:table-count="0" meta:image-count="0" meta:object-count="0" meta:page-count="1" meta:paragraph-count="16" meta:word-count="103" meta:character-count="741" meta:non-whitespace-character-count="593"/>
  </office:meta>
</office:document-meta>
</file>